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/>
      <style:text-properties fo:font-size="14pt" fo:font-weight="bold"/>
    </style:style>
    <style:style style:name="P2" style:family="paragraph" style:parent-style-name="Text_20_body">
      <style:paragraph-properties fo:margin-top="0in" fo:margin-bottom="0in" style:contextual-spacing="false" fo:line-height="100%"/>
      <style:text-properties fo:font-size="14pt" style:text-underline-style="solid" style:text-underline-width="auto" style:text-underline-color="font-color" fo:font-weight="bold"/>
    </style:style>
    <style:style style:name="P3" style:family="paragraph" style:parent-style-name="Text_20_body">
      <style:paragraph-properties fo:margin-top="0in" fo:margin-bottom="0in" style:contextual-spacing="false" fo:line-height="100%"/>
    </style:style>
    <style:style style:name="P4" style:family="paragraph" style:parent-style-name="Standard">
      <style:text-properties officeooo:rsid="000c83e6" officeooo:paragraph-rsid="000c83e6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fo:font-size="14pt" style:text-underline-style="solid" style:text-underline-width="auto" style:text-underline-color="font-color" fo:font-weight="bold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fo:font-size="14pt" style:text-underline-style="solid" style:text-underline-width="auto" style:text-underline-color="font-color" fo:font-weight="bold" officeooo:rsid="000aaeda" officeooo:paragraph-rsid="000aaeda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fo:font-size="14pt" style:text-underline-style="solid" style:text-underline-width="auto" style:text-underline-color="font-color" fo:font-weight="bold" officeooo:rsid="000c83e6" officeooo:paragraph-rsid="000c83e6"/>
    </style:style>
    <style:style style:name="T1" style:family="text">
      <style:text-properties fo:font-size="14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ing with Rails Console:</text:p>
      <text:p text:style-name="P1">1. Open Terminal</text:p>
      <text:p text:style-name="P1">$ rails c</text:p>
      <text:p text:style-name="P3"/>
      <text:p text:style-name="P1">1. Get record by id</text:p>
      <text:p text:style-name="P1">$ User.find(1)</text:p>
      <text:p text:style-name="P1">$ User.find_by_id(1)</text:p>
      <text:p text:style-name="P3"/>
      <text:p text:style-name="P1">User.find_by_column_name(column value)</text:p>
      <text:p text:style-name="P3"/>
      <text:p text:style-name="P1">Find will always return single active record object.</text:p>
      <text:p text:style-name="P3"/>
      <text:p text:style-name="P3"/>
      <text:p text:style-name="P3"><text:span text:style-name="T1">User.where(:email =&gt; </text:span><text:a xlink:type="simple" xlink:href="mailto:%27arvind@bittern.co"><text:span text:style-name="T1">'arvind@bittern.co</text:span></text:a><text:span text:style-name="T1">')</text:span></text:p>
      <text:p text:style-name="P3"><text:span text:style-name="T1">User.where(:email =&gt; </text:span><text:a xlink:type="simple" xlink:href="mailto:%27arvind@bittern.co"><text:span text:style-name="T1">'arvind@bittern.co</text:span></text:a><text:span text:style-name="T1">', first_name =&gt; “arvind”)</text:span></text:p>
      <text:p text:style-name="P3"/>
      <text:p text:style-name="P1">@comments = Comment.where('blog_id = ? ', "19")</text:p>
      <text:p text:style-name="P1">@comments = Comment.where(:blog_id =&gt; 19)</text:p>
      <text:p text:style-name="P3"/>
      <text:p text:style-name="P1">@blogs= Blog.where('title LIKE ? AND description LIKE ?', "test", "%test%") </text:p>
      <text:p text:style-name="P1">Blog.create!(:title =&gt; "test", description: "test")</text:p>
      <text:p text:style-name="P3"/>
      <text:p text:style-name="P1">blog = Blog.first </text:p>
      <text:p text:style-name="P1">blog.title = “New value”</text:p>
      <text:p text:style-name="P1">blog.save</text:p>
      <text:p text:style-name="P3"/>
      <text:p text:style-name="P2">blog.update(:title =&gt; "new value")</text:p>
      <text:p text:style-name="P3"/>
      <text:p text:style-name="P2">blog.update_attributes(:title =&gt; "new value")</text:p>
      <text:p text:style-name="P3"/>
      <text:p text:style-name="P2">Comment.create(:body =&gt; "hello", blog_id: blog.id)</text:p>
      <text:p text:style-name="P2"/>
      <text:p text:style-name="P2"/>
      <text:p text:style-name="P6"><text:s/>@blog=Blog.where(:title=&gt;"rahul")</text:p>
      <text:p text:style-name="P6"/>
      <text:p text:style-name="P6">@blog=Blog.find(8).title</text:p>
      <text:p text:style-name="P6"/>
      <text:p text:style-name="P7">Replie.where(comment_id:"4")</text:p>
      <text:p text:style-name="P7"/>
      <text:p text:style-name="P7"/>
      <text:p text:style-name="P4">Replie.where('comment_id=?',"4") .cou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3:30:06.131404816</meta:creation-date>
    <dc:date>2017-04-18T17:20:55.34358731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91" meta:character-count="823" meta:non-whitespace-character-count="751"/>
  </office:meta>
</office:document-meta>
</file>